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text-properties fo:background-color="#FFFF00"/>
    </style:style>
    <style:style style:name="P19" style:parent-style-name="Základnítext" style:family="paragraph">
      <style:paragraph-properties fo:margin-top="0in" fo:margin-bottom="0in"/>
      <style:text-properties fo:font-weight="bold" style:font-weight-asian="bold" fo:color="#008576" fo:font-size="12pt" style:font-size-asian="12pt" style:font-size-complex="13pt"/>
    </style:style>
    <style:style style:name="P20" style:parent-style-name="Základnítext" style:family="paragraph">
      <style:paragraph-properties fo:margin-top="0in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2/2021<text:bookmark-end text:name="Text14"/></text:p>
            <text:p text:style-name="Normální">KVOP-7796/2021<text:bookmark-end text:name="Text2"/></text:p>
            <text:p text:style-name="Normální"><text:bookmark-start text:name="Text6"/>01. 03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<text:bookmark-end text:name="Text7"/>J. M.</text:p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<text:s/>o poskytnutí informace<text:s/></text:h>
      <text:p text:style-name="Základnítext">Vážený pane M.,</text:p>
      <text:p text:style-name="Základnítext">dne 19. 2. 2021 byla do Kanceláře veřejného ochránce práv doručena Vaše žádost podle zákona č. 106/1999 Sb., o svobodném přístupu k informacím, ve znění pozdějších předpisů, kterou žádáte o zaslání aktuálního sborníku stanovisek veřejného ochránce práv z oblasti vězeňství.</text:p>
      <text:p text:style-name="Základnítext">Ve smyslu zákona o svobodném přístupu k informacím Vám<text:s/><text:span text:style-name="Silné">informaci poskytuji</text:span><text:s/>a v příloze zasílám Sborník stanovisek veřejného ochránce práv – vězeňství II z roku 2019.</text:p>
      <text:p text:style-name="Základnítext">S pozdravem</text:p>
      <text:p text:style-name="Základnítext"/>
      <text:p text:style-name="Základnítext"/>
      <text:p text:style-name="P18"/>
      <text:p text:style-name="podpis">JUDr. Pavel<text:s/>Pořízek, Ph.D.</text:p>
      <text:p text:style-name="podpis">vedoucí Kanceláře veřejného ochránce práv</text:p>
      <text:p text:style-name="Základnítext"/>
      <text:p text:style-name="Základnítext"/>
      <text:p text:style-name="Základnítext"/>
      <text:p text:style-name="Základnítext"/>
      <text:p text:style-name="P19">Příloha</text:p>
      <text:p text:style-name="P20">Sborník stanovisek veřejného ochránce práv – vězeňství II z roku 2019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5ZJZ*</text:span></text:p>
        <text:p text:style-name="P12"><text:span text:style-name="T13">KVOPX00B5ZJZ</text:span>KVOPX00B5ZJZ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KVOP</dc:creator>
    <meta:creation-date>2021-03-09T12:41:00Z</meta:creation-date>
    <dc:date>2021-03-15T08:19:00Z</dc:date>
    <meta:print-date>2016-06-27T08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11" meta:character-count="767" meta:row-count="5" meta:non-whitespace-character-count="657"/>
  </office:meta>
</office:document-meta>
</file>